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list-style-name="LFO1" style:family="paragraph">
      <style:text-properties style:font-weight-complex="bold" fo:font-size="20pt" style:font-size-asian="20pt" style:font-size-complex="20pt"/>
    </style:style>
    <style:style style:name="P8" style:parent-style-name="Standard" style:family="paragraph">
      <style:paragraph-properties fo:margin-left="0.5in">
        <style:tab-stops/>
      </style:paragraph-properties>
      <style:text-properties style:font-weight-complex="bold" fo:font-size="20pt" style:font-size-asian="20pt" style:font-size-complex="20pt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T10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11" style:parent-style-name="DefaultParagraphFont" style:family="text">
      <style:text-properties style:font-weight-complex="bold" fo:font-size="20pt" style:font-size-asian="20pt" style:font-size-complex="20pt"/>
    </style:style>
    <style:style style:name="T12" style:parent-style-name="DefaultParagraphFont" style:family="text">
      <style:text-properties style:font-weight-complex="bold" fo:font-size="20pt" style:font-size-asian="20pt" style:font-size-complex="20pt"/>
    </style:style>
    <style:style style:name="T13" style:parent-style-name="DefaultParagraphFont" style:family="text">
      <style:text-properties style:font-weight-complex="bold" fo:font-size="20pt" style:font-size-asian="20pt" style:font-size-complex="20pt"/>
    </style:style>
    <style:style style:name="T14" style:parent-style-name="DefaultParagraphFont" style:family="text">
      <style:text-properties style:font-weight-complex="bold" fo:font-size="20pt" style:font-size-asian="20pt" style:font-size-complex="20pt"/>
    </style:style>
    <style:style style:name="T15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16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17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18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19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22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23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T24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P25" style:parent-style-name="Normal" style:family="paragraph">
      <style:paragraph-properties fo:text-align="center"/>
    </style:style>
    <style:style style:name="T26" style:parent-style-name="DefaultParagraphFont" style:family="text">
      <style:text-properties style:font-weight-complex="bold" fo:font-size="20pt" style:font-size-asian="20pt" style:font-size-complex="20pt" style:language-asian="en" style:country-asian="US" style:language-complex="ar" style:country-complex="SA"/>
    </style:style>
    <style:style style:name="P27" style:parent-style-name="Normal" style:family="paragraph">
      <style:paragraph-properties fo:text-align="center"/>
    </style:style>
    <style:style style:family="graphic" style:name="a12">
      <style:graphic-properties style:wrap="run-through" style:run-through="foreground" draw:fill="none" draw:stroke="solid" svg:stroke-width="0.02083in" svg:stroke-color="#000000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2083in" svg:stroke-color="#000000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2083in" svg:stroke-color="#000000" draw:marker-end="a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000000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2083in" svg:stroke-color="#000000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3in" svg:stroke-color="#000000" draw:marker-end="a9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ML State Diagram</text:p>
      <text:p text:style-name="P2">An hao ming</text:p>
      <text:p text:style-name="P3">62017010084</text:p>
      <text:p text:style-name="P4"/>
      <text:p text:style-name="P5"/>
      <text:p text:style-name="P6"/>
      <text:list text:style-name="LFO1" text:continue-numbering="true">
        <text:list-item>
          <text:p text:style-name="P7">State Diagram for CD player</text:p>
        </text:list-item>
      </text:list>
      <text:p text:style-name="P8"/>
      <text:p text:style-name="P9"><text:span text:style-name="T10"><draw:custom-shape svg:x="1.61042in" svg:y="3.36962in" svg:width="0.48819in" svg:height="0.48819in" draw:z-index="251678720" draw:id="id0" draw:style-name="a0" draw:name="Oval 13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1"><draw:frame draw:z-index="251688960" draw:id="id1" draw:style-name="a1" draw:name="Text Box 2" text:anchor-type="paragraph" svg:x="3.04935in" svg:y="0.38937in" svg:width="1.56944in" svg:height="1.53611in" style:rel-width="scale" style:rel-height="scale"><draw:text-box><text:p text:style-name="Normal">Stop is prassed</text:p></draw:text-box><svg:title/><svg:desc/></draw:frame></text:span><text:span text:style-name="T12"><draw:frame draw:z-index="251686912" draw:id="id2" draw:style-name="a2" draw:name="Text Box 2" text:anchor-type="paragraph" svg:x="3.18889in" svg:y="1.28472in" svg:width="1.56944in" svg:height="1.53611in" style:rel-width="scale" style:rel-height="scale"><draw:text-box><text:p text:style-name="Normal">Stop is prassed</text:p></draw:text-box><svg:title/><svg:desc/></draw:frame></text:span><text:span text:style-name="T13"><draw:frame draw:z-index="251684864" draw:id="id3" draw:style-name="a3" draw:name="Text Box 2" text:anchor-type="paragraph" svg:x="0in" svg:y="2.02847in" svg:width="0.88403in" svg:height="1.53611in" style:rel-width="scale" style:rel-height="scale"><draw:text-box><text:p text:style-name="Normal">Pause is prassed</text:p></draw:text-box><svg:title/><svg:desc/></draw:frame></text:span><text:span text:style-name="T14"><draw:frame draw:z-index="251682816" draw:id="id4" draw:style-name="a4" draw:name="Text Box 2" text:anchor-type="paragraph" svg:x="4.50278in" svg:y="2.02872in" svg:width="0.88403in" svg:height="1.53611in" style:rel-width="scale" style:rel-height="scale"><draw:text-box><text:p text:style-name="Normal">Pause is prassed</text:p></draw:text-box><svg:title/><svg:desc/></draw:frame></text:span><text:span text:style-name="T15"><draw:connector draw:type="line" svg:x1="1.79769in" svg:y1="1.32271in" svg:x2="1.847in" svg:y2="3.36854in" draw:z-index="251680768" draw:id="id5" draw:style-name="a6" draw:name="Straight Arrow Connector 14" text:anchor-type="paragraph"><svg:title/><svg:desc/></draw:connector></text:span><text:span text:style-name="T16"><draw:connector draw:type="line" svg:x1="0.52639in" svg:y1="0.95782in" svg:x2="1.18889in" svg:y2="0.96893in" draw:z-index="251672576" draw:id="id6" draw:style-name="a8" draw:name="Straight Arrow Connector 9" text:anchor-type="paragraph"><svg:title/><svg:desc/></draw:connector></text:span><text:span text:style-name="T17"><draw:connector draw:type="line" svg:x1="5.0951in" svg:y1="1.11857in" svg:x2="2.80552in" svg:y2="1.16788in" draw:z-index="251676672" draw:id="id7" draw:style-name="a10" draw:name="Straight Arrow Connector 12" text:anchor-type="paragraph"><svg:title/><svg:desc/></draw:connector></text:span><text:span text:style-name="T18"><draw:connector draw:type="line" svg:x1="2.77064in" svg:y1="0.88881in" svg:x2="5.09564in" svg:y2="0.8395in" draw:z-index="251674624" draw:id="id8" draw:style-name="a12" draw:name="Straight Arrow Connector 11" text:anchor-type="paragraph"><svg:title/><svg:desc/></draw:connector></text:span><text:span text:style-name="T19"><draw:custom-shape svg:x="1.22345in" svg:y="0.63301in" svg:width="1.56944in" svg:height="0.68542in" draw:z-index="251661312" draw:id="id9" draw:style-name="a13" draw:name="Rounded Rectangle 3" text:anchor-type="paragraph"><svg:title/><svg:desc/><text:p text:style-name="P20">Stopped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1"><draw:custom-shape svg:x="0.06111in" svg:y="0.73317in" svg:width="0.48819in" svg:height="0.48819in" draw:z-index="251659264" draw:id="id10" draw:style-name="a14" draw:name="Oval 1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2"><draw:connector draw:type="line" svg:x1="5.61011in" svg:y1="3.42422in" svg:x2="5.5608in" svg:y2="1.3895in" draw:z-index="251669504" draw:id="id11" draw:style-name="a16" draw:name="Straight Arrow Connector 7" text:anchor-type="paragraph"><svg:title/><svg:desc/></draw:connector></text:span><text:span text:style-name="T23"><draw:connector draw:type="line" svg:x1="5.97925in" svg:y1="1.36625in" svg:x2="6.02855in" svg:y2="3.41208in" draw:z-index="251667456" draw:id="id12" draw:style-name="a18" draw:name="Straight Arrow Connector 6" text:anchor-type="paragraph"><svg:title/><svg:desc/></draw:connector></text:span><text:span text:style-name="T24"><draw:custom-shape svg:x="5.09969in" svg:y="3.35798in" svg:width="1.56944in" svg:height="0.68542in" draw:z-index="251665408" draw:id="id13" draw:style-name="a19" draw:name="Rounded Rectangle 5" text:anchor-type="paragraph"><svg:title/><svg:desc/><text:p text:style-name="P25">paused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text:span text:style-name="T26"><draw:custom-shape svg:x="5.05291in" svg:y="0.67177in" svg:width="1.56944in" svg:height="0.68542in" draw:z-index="251663360" draw:id="id14" draw:style-name="a20" draw:name="Rounded Rectangle 4" text:anchor-type="paragraph"><svg:title/><svg:desc/><text:p text:style-name="P27">playing</text:p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7" svg:viewBox="0 0 20 30" svg:d="m10 0-10 30h20z"/>
    <draw:marker draw:name="a17" svg:viewBox="0 0 20 30" svg:d="m10 0-10 30h20z"/>
    <draw:marker draw:name="a9" svg:viewBox="0 0 20 30" svg:d="m10 0-10 30h20z"/>
    <draw:marker draw:name="a11" svg:viewBox="0 0 20 30" svg:d="m10 0-10 30h20z"/>
    <draw:marker draw:name="a5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D Anower</dc:creator>
    <meta:creation-date>2020-02-26T04:05:00Z</meta:creation-date>
    <dc:date>2020-04-23T10:21:00Z</dc:date>
    <meta:template xlink:href="Normal" xlink:type="simple"/>
    <meta:editing-cycles>11</meta:editing-cycles>
    <meta:editing-duration>PT1920S</meta:editing-duration>
    <meta:document-statistic meta:page-count="1" meta:paragraph-count="1" meta:word-count="13" meta:character-count="89" meta:row-count="1" meta:non-whitespace-character-count="77"/>
  </office:meta>
</office:document-meta>
</file>